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MR10" svg:font-family="CMR10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paragraph-rsid="0013c51e"/>
    </style:style>
    <style:style style:name="T1" style:family="text">
      <style:text-properties officeooo:rsid="001a0b8f"/>
    </style:style>
    <style:style style:name="T2" style:family="text">
      <style:text-properties officeooo:rsid="0013c51e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officeooo:rsid="001a0b8f" style:font-size-asian="12pt" style:font-size-complex="12pt"/>
    </style:style>
    <style:style style:name="T5" style:family="text">
      <style:text-properties style:font-name="Times New Roman" fo:font-size="12pt" officeooo:rsid="001a555c" style:font-size-asian="12pt" style:font-size-complex="12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sleihgegenstandt: <text:span text:style-name="T1">Lego Mindstorm Education Set, MAC-Adresse vom Brick:</text:span></text:p>
      <text:p text:style-name="P3"><text:span text:style-name="T2">Zubehör: </text:span><text:span text:style-name="T3">1xLadeger</text:span><text:span text:style-name="T4">ä</text:span><text:span text:style-name="T3">t, 1xNXT-Brick, 1xverschiedene Teile </text:span><text:span text:style-name="T4">(</text:span><text:span text:style-name="T3">siehe Au</text:span><text:span text:style-name="T5">fl</text:span><text:span text:style-name="T3">agebild</text:span><text:span text:style-name="T4">), </text:span><text:span text:style-name="T5">1x Micro SD 8GB + Adapter, Wireless Adapter</text:span></text:p>
      <text:p text:style-name="P2"><draw:frame draw:style-name="fr1" draw:name="Object1" text:anchor-type="paragraph" svg:x="-0.908cm" svg:y="0.064cm" svg:width="27.254cm" svg:height="15.77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MR10" svg:font-family="CMR10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16S</meta:editing-duration>
    <meta:editing-cycles>12</meta:editing-cycles>
    <meta:generator>LibreOffice/4.2.2.1$Windows_x86 LibreOffice_project/3be8cda0bddd8e430d8cda1ebfd581265cca5a0f</meta:generator>
    <dc:date>2015-01-11T11:35:02.864000000</dc:date>
    <meta:document-statistic meta:table-count="0" meta:image-count="0" meta:object-count="1" meta:page-count="1" meta:paragraph-count="2" meta:word-count="23" meta:character-count="192" meta:non-whitespace-character-count="17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office:value-type="string" calcext:value-type="string" table:number-columns-spanned="1" table:number-rows-spanned="2">
            <text:p>Student</text:p>
          </table:table-cell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16:07:22.8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